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1585ec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weight="bold" officeooo:paragraph-rsid="001585ec" style:font-weight-asian="bold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1368ab" officeooo:paragraph-rsid="0016ee99"/>
    </style:style>
    <style:style style:name="T1" style:family="text">
      <style:text-properties officeooo:rsid="0016ee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ee9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/<text:span text:style-name="T1">etc/dhcp/dhcpd.conf</text:span></text:p>
      <text:p text:style-name="P2">subnet 172.18.164.0 netmask 255.255.254.0 {<text:line-break/>  range 172.18.164.1 172.18.164.175;<text:line-break/>  option domain-name-servers 8.8.8.8;<text:line-break/>  option routers 172.18.165.254;<text:line-break/>  default-lease-time 1000;<text:line-break/>  max-lease-time 8000;<text:line-break/>}</text:p>
      <text:p text:style-name="P1"/>
      <text:p text:style-name="P1"/>
      <text:p text:style-name="P4"><text:line-break/><text:span text:style-name="T2">/</text:span><text:span text:style-name="T3">etc/default/isc-dhcp-server</text:span></text:p>
      <text:p text:style-name="P4">INTERFACESv4="eth1"<text:line-break/>INTERFACESv6=""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this Granier</meta:initial-creator>
    <meta:creation-date>2025-04-19T08:02:01.765000000</meta:creation-date>
    <dc:date>2025-05-28T11:05:58.826000000</dc:date>
    <dc:creator>Mathis Granier</dc:creator>
    <meta:editing-duration>PT2H45M22S</meta:editing-duration>
    <meta:editing-cycles>5</meta:editing-cycles>
    <meta:generator>LibreOffice/7.6.3.2$Windows_X86_64 LibreOffice_project/29d686fea9f6705b262d369fede658f824154cc0</meta:generator>
    <meta:document-statistic meta:table-count="0" meta:image-count="0" meta:object-count="0" meta:page-count="1" meta:paragraph-count="4" meta:word-count="23" meta:character-count="288" meta:non-whitespace-character-count="257"/>
  </office:meta>
</office:document-meta>
</file>